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499cm" style:auto-text-indent="false"/>
    </style:style>
    <style:style style:name="P4"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Heading_20_4">
      <style:paragraph-properties fo:margin-left="0cm" fo:margin-right="0cm" fo:text-indent="0.499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0" style:family="paragraph" style:parent-style-name="Heading_20_3">
      <style:paragraph-properties fo:break-before="page"/>
    </style:style>
    <style:style style:name="P11" style:family="paragraph" style:parent-style-name="Code">
      <style:text-properties fo:font-weight="normal" style:font-weight-asian="normal" style:font-weight-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5">
      <style:paragraph-properties>
        <style:tab-stops>
          <style:tab-stop style:position="15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Heading_20_3">
      <style:paragraph-properties fo:margin-left="0cm" fo:margin-right="0cm" fo:text-indent="0cm" style:auto-text-indent="false"/>
    </style:style>
    <style:style style:name="P19" style:family="paragraph" style:parent-style-name="Heading_20_4">
      <style:paragraph-properties fo:margin-left="0cm" fo:margin-right="0cm" fo:text-indent="0cm" style:auto-text-indent="false"/>
    </style:style>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ist_20_2"/>
    <style:style style:name="P25" style:family="paragraph" style:parent-style-name="Text_20_body" style:list-style-name="List_20_2"/>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paragraph-properties fo:text-align="center" style:justify-single-word="false"/>
      <style:text-properties fo:font-weight="normal" style:font-weight-asian="normal" style:font-weight-complex="normal"/>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2"/>
    <style:style style:name="P31" style:family="paragraph" style:parent-style-name="Text_20_body" style:list-style-name="L2">
      <style:paragraph-properties fo:text-align="center" style:justify-single-word="false"/>
    </style:style>
    <style:style style:name="P32" style:family="paragraph" style:parent-style-name="Text_20_body" style:list-style-name="L2">
      <style:paragraph-properties fo:text-align="center"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ist_20_2"/>
    <style:style style:name="P36" style:family="paragraph" style:parent-style-name="Text_20_body" style:list-style-name="List_20_2"/>
    <style:style style:name="P37" style:family="paragraph" style:parent-style-name="Text_20_body" style:list-style-name="List_20_2"/>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master-page-name="Index"/>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itle" style:master-page-name="First_20_Page"/>
    <style:style style:name="P48" style:family="paragraph" style:parent-style-name="Code">
      <style:text-properties fo:font-weight="normal" style:font-weight-asian="normal" style:font-weight-complex="normal"/>
    </style:style>
    <style:style style:name="T1" style:family="text">
      <style:text-properties style:font-name="DejaVu Sans1" style:font-name-asian="DejaVu Sans1" style:font-name-complex="DejaVu Sans1"/>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5"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6"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7" style:family="text">
      <style:text-properties style:text-position="0% 100%" style:font-name="Bitstream Vera Sans1" fo:font-size="12pt" fo:font-style="normal" fo:background-color="#ffff00" style:font-name-asian="Nimbus Mono L" style:font-size-asian="12pt" style:font-style-asian="normal" style:font-name-complex="Nimbus Mono L" style:font-size-complex="12pt" style:font-style-complex="normal"/>
    </style:style>
    <style:style style:name="T8" style:family="text">
      <style:text-properties style:text-position="sub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4:49:27.82">9 novembre 2007</text:date><text:line-break/>Numéro de révision : <text:editing-cycles>94</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5"/>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2"><text:a xlink:type="simple" xlink:href="#1.Introduction|outline">1. Introduction</text:a><text:tab/>1</text:p>
          <text:p text:style-name="P13"><text:a xlink:type="simple" xlink:href="#1.1.Les données|outline" text:style-name="Index_20_Link" text:visited-style-name="Index_20_Link">1.1. Les données</text:a><text:tab/>1</text:p>
          <text:p text:style-name="P13"><text:a xlink:type="simple" xlink:href="#1.2.Les variables|outline" text:style-name="Index_20_Link" text:visited-style-name="Index_20_Link">1.2. Les variables</text:a><text:tab/>1</text:p>
          <text:p text:style-name="P13"><text:a xlink:type="simple" xlink:href="#1.3.Commentaires|outline" text:style-name="Index_20_Link" text:visited-style-name="Index_20_Link">1.3. Commentaires</text:a><text:tab/>1</text:p>
          <text:p text:style-name="P12"><text:a xlink:type="simple" xlink:href="#2.Modèle déterministe|outline" text:style-name="Index_20_Link" text:visited-style-name="Index_20_Link">2. Modèle déterministe</text:a><text:tab/>2</text:p>
          <text:p text:style-name="P13"><text:a xlink:type="simple" xlink:href="#2.1.Formulation du problème|outline" text:style-name="Index_20_Link" text:visited-style-name="Index_20_Link">2.1. Formulation du problème</text:a><text:tab/>2</text:p>
          <text:p text:style-name="P13"><text:a xlink:type="simple" xlink:href="#2.2.Méthodes de résolution|outline" text:style-name="Index_20_Link" text:visited-style-name="Index_20_Link">2.2. Méthodes de résolution</text:a><text:tab/>3</text:p>
          <text:p text:style-name="P14"><text:a xlink:type="simple" xlink:href="#2.2.1.Relaxation lagrangienne|outline" text:style-name="Index_20_Link" text:visited-style-name="Index_20_Link">2.2.1. Relaxation lagrangienne</text:a><text:tab/>3</text:p>
          <text:p text:style-name="P16"><text:a xlink:type="simple" xlink:href="#2.2.1.1.Linéarisation|outline" text:style-name="Index_20_Link" text:visited-style-name="Index_20_Link">2.2.1.1. Linéarisation</text:a><text:tab/>3</text:p>
          <text:p text:style-name="P16"><text:a xlink:type="simple" xlink:href="#2.2.1.2.Relaxation lagrangienne|outline" text:style-name="Index_20_Link" text:visited-style-name="Index_20_Link">2.2.1.2. Relaxation lagrangienne</text:a><text:tab/>3</text:p>
          <text:p text:style-name="P16"><text:a xlink:type="simple" xlink:href="#2.2.1.3.Dual lagrangien|outline" text:style-name="Index_20_Link" text:visited-style-name="Index_20_Link">2.2.1.3. Dual lagrangien</text:a><text:tab/>4</text:p>
          <text:p text:style-name="P14"><text:a xlink:type="simple" xlink:href="#2.2.2.Recuit Simulé|outline" text:style-name="Index_20_Link" text:visited-style-name="Index_20_Link">2.2.2. Recuit Simulé</text:a><text:tab/>6</text:p>
          <text:p text:style-name="P16"><text:a xlink:type="simple" xlink:href="#2.2.2.1.Définition|outline" text:style-name="Index_20_Link" text:visited-style-name="Index_20_Link">2.2.2.1. Définition</text:a><text:tab/>6</text:p>
          <text:p text:style-name="P16"><text:a xlink:type="simple" xlink:href="#2.2.2.2.Solution Initiale|outline" text:style-name="Index_20_Link" text:visited-style-name="Index_20_Link">2.2.2.2. Solution Initiale</text:a><text:tab/>6</text:p>
          <text:p text:style-name="P15"><text:a xlink:type="simple" xlink:href="#2.2.2.2.1.Approche naïve|outline" text:style-name="Index_20_Link" text:visited-style-name="Index_20_Link">2.2.2.2.1. Approche naïve</text:a><text:tab/>6</text:p>
          <text:p text:style-name="P15"><text:a xlink:type="simple" xlink:href="#2.2.2.2.2.Approche gloutonne|outline" text:style-name="Index_20_Link" text:visited-style-name="Index_20_Link">2.2.2.2.2. Approche gloutonne</text:a><text:tab/>6</text:p>
          <text:p text:style-name="P15"><text:a xlink:type="simple" xlink:href="#2.2.2.2.3.Approche par relaxation d'une contrainte|outline" text:style-name="Index_20_Link" text:visited-style-name="Index_20_Link">2.2.2.2.3. Approche par relaxation d'une contrainte</text:a><text:tab/>7</text:p>
          <text:p text:style-name="P14"><text:a xlink:type="simple" xlink:href="#2.2.3.Variable Neighbourghood Search (VNS)|outline" text:style-name="Index_20_Link" text:visited-style-name="Index_20_Link">2.2.3. Variable Neighbourghood Search (VNS)</text:a><text:tab/>8</text:p>
          <text:p text:style-name="P16"><text:a xlink:type="simple" xlink:href="#2.2.3.1.Définition|outline" text:style-name="Index_20_Link" text:visited-style-name="Index_20_Link">2.2.3.1. Définition</text:a><text:tab/>8</text:p>
          <text:p text:style-name="P16"><text:a xlink:type="simple" xlink:href="#2.2.3.2.Solution Initiale|outline" text:style-name="Index_20_Link" text:visited-style-name="Index_20_Link">2.2.3.2. Solution Initiale</text:a><text:tab/>8</text:p>
          <text:p text:style-name="P16"><text:a xlink:type="simple" xlink:href="#2.2.3.3.Structures de voisinage|outline" text:style-name="Index_20_Link" text:visited-style-name="Index_20_Link">2.2.3.3. Structures de voisinage</text:a><text:tab/>8</text:p>
          <text:p text:style-name="P16"><text:a xlink:type="simple" xlink:href="#2.2.3.4.Algorithme VNS|outline" text:style-name="Index_20_Link" text:visited-style-name="Index_20_Link">2.2.3.4. Algorithme VNS</text:a><text:tab/>9</text:p>
          <text:p text:style-name="P12"><text:a xlink:type="simple" xlink:href="#3.Modèle stochastique|outline" text:style-name="Index_20_Link" text:visited-style-name="Index_20_Link">3. Modèle stochastique</text:a><text:tab/>10</text:p>
          <text:p text:style-name="P13"><text:a xlink:type="simple" xlink:href="#3.1.Les données|outline" text:style-name="Index_20_Link" text:visited-style-name="Index_20_Link">3.1. Les données</text:a><text:tab/>10</text:p>
          <text:p text:style-name="P13"><text:a xlink:type="simple" xlink:href="#3.2.Formulation du problème|outline" text:style-name="Index_20_Link" text:visited-style-name="Index_20_Link">3.2. Formulation du problème</text:a><text:tab/>10</text:p>
          <text:p text:style-name="P13"><text:a xlink:type="simple" xlink:href="#3.3.Commentaires|outline" text:style-name="Index_20_Link" text:visited-style-name="Index_20_Link">3.3. Commentaires</text:a><text:tab/>10</text:p>
        </text:index-body>
      </text:table-of-content>
      <text:p text:style-name="Standard"/>
      <text:h text:style-name="P17"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20"><draw:frame draw:style-name="fr1" draw:name="Object2" text:anchor-type="as-char" svg:width="0.476cm" svg:height="0.492cm" draw:z-index="3"><draw:object xlink:href="./Object 2" xlink:type="simple" xlink:show="embed" xlink:actuate="onLoad"/><draw:image xlink:href="./ObjectReplacements/Object 2" xlink:type="simple" xlink:show="embed" xlink:actuate="onLoad"/></draw:frame> : titres disponibles;</text:p>
        </text:list-item>
        <text:list-item>
          <text:p text:style-name="P20"><draw:frame draw:style-name="fr1" draw:name="Object1" text:anchor-type="as-char" svg:width="0.533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20"><draw:frame draw:style-name="fr1" draw:name="Object3" text:anchor-type="as-char" svg:width="0.646cm" svg:height="0.563cm" draw:z-index="4"><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20"><draw:frame draw:style-name="fr1" draw:name="Object4" text:anchor-type="as-char" svg:width="0.45cm" svg:height="0.492cm" draw:z-index="5"><draw:object xlink:href="./Object 4" xlink:type="simple" xlink:show="embed" xlink:actuate="onLoad"/><draw:image xlink:href="./ObjectReplacements/Object 4" xlink:type="simple" xlink:show="embed" xlink:actuate="onLoad"/></draw:frame>: espérance désirée du rendement;</text:p>
        </text:list-item>
        <text:list-item>
          <text:p text:style-name="P20"><draw:frame draw:style-name="fr1" draw:name="Object5" text:anchor-type="as-char" svg:width="0.49cm" svg:height="0.492cm" draw:z-index="6"><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20"><draw:frame draw:style-name="fr1" draw:name="Object7" text:anchor-type="as-char" svg:width="0.48cm" svg:height="0.563cm" draw:z-index="7"><draw:object xlink:href="./Object 7" xlink:type="simple" xlink:show="embed" xlink:actuate="onLoad"/><draw:image xlink:href="./ObjectReplacements/Object 7" xlink:type="simple" xlink:show="embed" xlink:actuate="onLoad"/></draw:frame>et <draw:frame draw:style-name="fr1" draw:name="Object6" text:anchor-type="as-char" svg:width="0.519cm" svg:height="0.563cm" draw:z-index="8"><draw:object xlink:href="./Object 6" xlink:type="simple" xlink:show="embed" xlink:actuate="onLoad"/><draw:image xlink:href="./ObjectReplacements/Object 6" xlink:type="simple" xlink:show="embed" xlink:actuate="onLoad"/></draw:frame>deux réels tels que <draw:frame draw:style-name="fr1" draw:name="Object8" text:anchor-type="as-char" svg:width="3.141cm" svg:height="0.563cm" draw:z-index="10"><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6"><draw:frame draw:style-name="fr1" draw:name="Object16" text:anchor-type="as-char" svg:width="0.58cm" svg:height="0.561cm" draw:z-index="15"><draw:object xlink:href="./Object 23" xlink:type="simple" xlink:show="embed" xlink:actuate="onLoad"/><draw:image xlink:href="./ObjectReplacements/Object 23" xlink:type="simple" xlink:show="embed" xlink:actuate="onLoad"/></draw:frame> <text:span text:style-name="T3">: proportion du titre </text:span><text:span text:style-name="T3"><draw:frame draw:style-name="fr1" draw:name="Object23" text:anchor-type="as-char" svg:width="0.325cm" svg:height="0.49cm" draw:z-index="16"><draw:object xlink:href="./Object 24" xlink:type="simple" xlink:show="embed" xlink:actuate="onLoad"/><draw:image xlink:href="./ObjectReplacements/Object 24" xlink:type="simple" xlink:show="embed" xlink:actuate="onLoad"/></draw:frame></text:span><text:span text:style-name="T3"> dans le portefeuille avec </text:span><text:span text:style-name="T3"><draw:frame draw:style-name="fr1" draw:name="Object33" text:anchor-type="as-char" svg:width="4.165cm" svg:height="0.561cm" draw:z-index="17"><draw:object xlink:href="./Object 34" xlink:type="simple" xlink:show="embed" xlink:actuate="onLoad"/><draw:image xlink:href="./ObjectReplacements/Object 34" xlink:type="simple" xlink:show="embed" xlink:actuate="onLoad"/></draw:frame></text:span><text:span text:style-name="T3">.</text:span></text:p>
        </text:list-item>
        <text:list-item>
          <text:p text:style-name="P26"><draw:frame draw:style-name="fr1" draw:name="Object37" text:anchor-type="as-char" svg:width="0.584cm" svg:height="0.561cm" draw:z-index="18"><draw:object xlink:href="./Object 38" xlink:type="simple" xlink:show="embed" xlink:actuate="onLoad"/><draw:image xlink:href="./ObjectReplacements/Object 38" xlink:type="simple" xlink:show="embed" xlink:actuate="onLoad"/></draw:frame><text:span text:style-name="T3"> : variable binaire montrant l'acceptation du titre </text:span><text:span text:style-name="T3"><draw:frame draw:style-name="fr1" draw:name="Object38" text:anchor-type="as-char" svg:width="0.325cm" svg:height="0.49cm" draw:z-index="31"><draw:object xlink:href="./Object 39" xlink:type="simple" xlink:show="embed" xlink:actuate="onLoad"/><draw:image xlink:href="./ObjectReplacements/Object 39" xlink:type="simple" xlink:show="embed" xlink:actuate="onLoad"/></draw:frame></text:span><text:span text:style-name="T3"> dans le portefeuille. </text:span></text:p>
          <text:p text:style-name="P28"><draw:frame draw:style-name="fr1" draw:name="Object39" text:anchor-type="as-char" svg:width="6.029cm" svg:height="1.148cm" draw:z-index="33"><draw:object xlink:href="./Object 40" xlink:type="simple" xlink:show="embed" xlink:actuate="onLoad"/><draw:image xlink:href="./ObjectReplacements/Object 40" xlink:type="simple" xlink:show="embed" xlink:actuate="onLoad"/></draw:frame></text:p>
        </text:list-item>
        <text:list-item>
          <text:p text:style-name="P29"/>
        </text:list-item>
      </text:list>
      <text:h text:style-name="Heading_20_2" text:outline-level="2">Commentaires</text:h>
      <text:p text:style-name="Text_20_body"><text:tab/><draw:frame draw:style-name="fr1" draw:name="Object9" text:anchor-type="as-char" svg:width="0.646cm" svg:height="0.563cm" draw:z-index="37"><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25cm" svg:height="0.49cm" draw:z-index="38"><draw:object xlink:href="./Object 25" xlink:type="simple" xlink:show="embed" xlink:actuate="onLoad"/><draw:image xlink:href="./ObjectReplacements/Object 25" xlink:type="simple" xlink:show="embed" xlink:actuate="onLoad"/></draw:frame> et <draw:frame draw:style-name="fr1" draw:name="Object25" text:anchor-type="as-char" svg:width="0.388cm" svg:height="0.49cm" draw:z-index="39"><draw:object xlink:href="./Object 26" xlink:type="simple" xlink:show="embed" xlink:actuate="onLoad"/><draw:image xlink:href="./ObjectReplacements/Object 26" xlink:type="simple" xlink:show="embed" xlink:actuate="onLoad"/></draw:frame>. Si <draw:frame draw:style-name="fr1" draw:name="Object26" text:anchor-type="as-char" svg:width="0.646cm" svg:height="0.563cm" draw:z-index="41"><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25cm" svg:height="0.49cm" draw:z-index="42"><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88cm" svg:height="0.49cm" draw:z-index="43"><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6cm" svg:height="0.563cm" draw:z-index="44"><draw:object xlink:href="./Object 28" xlink:type="simple" xlink:show="embed" xlink:actuate="onLoad"/><draw:image xlink:href="./ObjectReplacements/Object 28" xlink:type="simple" xlink:show="embed" xlink:actuate="onLoad"/></draw:frame> est grand. Si <draw:frame draw:style-name="fr1" draw:name="Object28" text:anchor-type="as-char" svg:width="0.646cm" svg:height="0.563cm" draw:z-index="45"><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25cm" svg:height="0.49cm" draw:z-index="46"><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88cm" svg:height="0.49cm" draw:z-index="47"><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8cm" svg:height="0.563cm" draw:z-index="48"><draw:object xlink:href="./Object 35" xlink:type="simple" xlink:show="embed" xlink:actuate="onLoad"/><draw:image xlink:href="./ObjectReplacements/Object 35" xlink:type="simple" xlink:show="embed" xlink:actuate="onLoad"/></draw:frame> et <draw:frame draw:style-name="fr1" draw:name="Object35" text:anchor-type="as-char" svg:width="0.519cm" svg:height="0.563cm" draw:z-index="49"><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77cm" svg:height="0.586cm" draw:z-index="50"><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30">minimiser le risque (ici variance du rendement) pour un rendement supérieur à un objectif fixé <draw:frame draw:style-name="fr1" draw:name="Objet2" text:anchor-type="as-char" svg:width="0.45cm" svg:height="0.49cm" draw:z-index="51"><draw:object xlink:href="./Object 42" xlink:type="simple" xlink:show="embed" xlink:actuate="onLoad"/><draw:image xlink:href="./ObjectReplacements/Object 42" xlink:type="simple" xlink:show="embed" xlink:actuate="onLoad"/></draw:frame> :</text:p>
          <text:p text:style-name="P31"><draw:frame draw:style-name="fr1" draw:name="Objet3" text:anchor-type="as-char" svg:width="7.244cm" svg:height="6.976cm" draw:z-index="52"><draw:object xlink:href="./Object 43" xlink:type="simple" xlink:show="embed" xlink:actuate="onLoad"/><draw:image xlink:href="./ObjectReplacements/Object 43" xlink:type="simple" xlink:show="embed" xlink:actuate="onLoad"/></draw:frame><text:line-break/></text:p>
        </text:list-item>
        <text:list-item>
          <text:p text:style-name="P34">maximiser le rendement pour un risque inférieur à une borne fixée <draw:frame draw:style-name="fr1" draw:name="Object40" text:anchor-type="as-char" svg:width="1.088cm" svg:height="0.561cm" draw:z-index="53"><draw:object xlink:href="./Object 41" xlink:type="simple" xlink:show="embed" xlink:actuate="onLoad"/><draw:image xlink:href="./ObjectReplacements/Object 41" xlink:type="simple" xlink:show="embed" xlink:actuate="onLoad"/></draw:frame> :</text:p>
          <text:p text:style-name="P31"><draw:frame draw:style-name="fr1" draw:name="Objet4" text:anchor-type="as-char" svg:width="7.244cm" svg:height="6.976cm" draw:z-index="54"><draw:object xlink:href="./Object 44" xlink:type="simple" xlink:show="embed" xlink:actuate="onLoad"/><draw:image xlink:href="./ObjectReplacements/Object 44" xlink:type="simple" xlink:show="embed" xlink:actuate="onLoad"/></draw:frame></text:p>
        </text:list-item>
      </text:list>
      <text:p text:style-name="P7"/>
      <text:p text:style-name="Text_20_body">Pour la suite nous nous préoccuperons uniquement de la minimisation du risque pour un rendement minimum <draw:frame draw:style-name="fr1" draw:name="Object41" text:anchor-type="as-char" svg:width="0.46cm" svg:height="0.512cm" draw:z-index="55"><draw:object xlink:href="./Object 45" xlink:type="simple" xlink:show="embed" xlink:actuate="onLoad"/><draw:image xlink:href="./ObjectReplacements/Object 45" xlink:type="simple" xlink:show="embed" xlink:actuate="onLoad"/></draw:frame>fixé (1).</text:p>
      <text:h text:style-name="Heading_20_2" text:outline-level="2">Méthodes de résolution</text:h>
      <text:h text:style-name="Heading_20_3" text:outline-level="3">Relaxation lagrangienne</text:h>
      <text:h text:style-name="Heading_20_4" text:outline-level="4"><text:span text:style-name="T4">Linéarisa</text:span><text:span text:style-name="T5">tion</text:span></text:h>
      <text:p text:style-name="P4">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5"><text:span text:style-name="T4">Pour linéariser, on définit une variable </text:span><text:span text:style-name="T4"><draw:frame draw:style-name="fr1" draw:name="Object42" text:anchor-type="as-char" svg:width="4.417cm" svg:height="0.561cm" draw:z-index="56"><draw:object xlink:href="./Object 78" xlink:type="simple" xlink:show="embed" xlink:actuate="onLoad"/><draw:image xlink:href="./ObjectReplacements/Object 78" xlink:type="simple" xlink:show="embed" xlink:actuate="onLoad"/></draw:frame></text:span><text:span text:style-name="T4">,</text:span><text:span text:style-name="T6"> </text:span><text:span text:style-name="T7">et la matrice </text:span><text:span text:style-name="T7"><draw:frame draw:style-name="fr1" draw:name="Object43" text:anchor-type="as-char" svg:width="1.575cm" svg:height="0.561cm" draw:z-index="57"><draw:object xlink:href="./Object 50" xlink:type="simple" xlink:show="embed" xlink:actuate="onLoad"/><draw:image xlink:href="./ObjectReplacements/Object 50" xlink:type="simple" xlink:show="embed" xlink:actuate="onLoad"/></draw:frame></text:span><text:span text:style-name="T6">. On impose alors les contraintes suivantes au programme :</text:span></text:p>
      <text:p text:style-name="P9"><draw:frame draw:style-name="fr1" draw:name="Objet34" text:anchor-type="as-char" svg:width="2.695cm" svg:height="1.799cm" draw:z-index="58"><draw:object xlink:href="./Object 51" xlink:type="simple" xlink:show="embed" xlink:actuate="onLoad"/><draw:image xlink:href="./ObjectReplacements/Object 51" xlink:type="simple" xlink:show="embed" xlink:actuate="onLoad"/></draw:frame></text:p>
      <text:p text:style-name="P9">On obtient alors le programme linéaire suivant :</text:p>
      <text:p text:style-name="P9"><draw:frame draw:style-name="fr1" draw:name="Objet35" text:anchor-type="as-char" svg:width="5.736cm" svg:height="8.671cm" draw:z-index="59"><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8">Afin de minimiser le risque, nous allons chercher une borne inférieur à la solution du problème en utilisant la relaxation lagrangienne.</text:p>
      <text:p text:style-name="P8">Le but de la relaxation lagrangienne est de distinguer les contraintes faciles et difficiles afin d'intégrer les contraintes difficiles dans la fonction objectif.</text:p>
      <text:p text:style-name="P8">Nous décidons d'intégrer la contrainte (1d) qui impose une borne supérieur et inférieur à une proportion.</text:p>
      <text:p text:style-name="P8">On ajoute donc à la fonction objectif les contraintes :</text:p>
      <text:p text:style-name="P8"><draw:frame draw:style-name="fr1" draw:name="Objet36" text:anchor-type="as-char" svg:width="6.278cm" svg:height="1.632cm" draw:z-index="61"><draw:object xlink:href="./Object 53" xlink:type="simple" xlink:show="embed" xlink:actuate="onLoad"/><draw:image xlink:href="./ObjectReplacements/Object 53" xlink:type="simple" xlink:show="embed" xlink:actuate="onLoad"/></draw:frame></text:p>
      <text:p text:style-name="P8">et</text:p>
      <text:p text:style-name="P8"><draw:frame draw:style-name="fr1" draw:name="Objet37" text:anchor-type="as-char" svg:width="4.473cm" svg:height="1.083cm" draw:z-index="62"><draw:object xlink:href="./Object 54" xlink:type="simple" xlink:show="embed" xlink:actuate="onLoad"/><draw:image xlink:href="./ObjectReplacements/Object 54" xlink:type="simple" xlink:show="embed" xlink:actuate="onLoad"/></draw:frame></text:p>
      <text:p text:style-name="Text_20_body">On applique les pénalités <draw:frame draw:style-name="fr1" draw:name="Objet6" text:anchor-type="as-char" svg:width="1.371cm" svg:height="0.531cm" draw:z-index="102"><draw:object xlink:href="./Object 56" xlink:type="simple" xlink:show="embed" xlink:actuate="onLoad"/><draw:image xlink:href="./ObjectReplacements/Object 56" xlink:type="simple" xlink:show="embed" xlink:actuate="onLoad"/></draw:frame> aux deux bornes de x<text:span text:style-name="T8">i</text:span>, avec <draw:frame draw:style-name="fr1" draw:name="Objet7" text:anchor-type="as-char" svg:width="2.521cm" svg:height="0.531cm" draw:z-index="63"><draw:object xlink:href="./Object 55" xlink:type="simple" xlink:show="embed" xlink:actuate="onLoad"/><draw:image xlink:href="./ObjectReplacements/Object 55" xlink:type="simple" xlink:show="embed" xlink:actuate="onLoad"/></draw:frame>, et on remplace la fonction objectif par :</text:p>
      <text:p text:style-name="Text_20_body"><draw:frame draw:style-name="fr1" draw:name="Objet8" text:anchor-type="as-char" svg:width="14.035cm" svg:height="1.139cm" draw:z-index="64"><draw:object xlink:href="./Object 57" xlink:type="simple" xlink:show="embed" xlink:actuate="onLoad"/><draw:image xlink:href="./ObjectReplacements/Object 57" xlink:type="simple" xlink:show="embed" xlink:actuate="onLoad"/></draw:frame></text:p>
      <text:p text:style-name="Text_20_body"/>
      <text:p text:style-name="P8">En ajoutant la contrainte (1d) qui est négative, on trouve une borne inférieure à la fonction objectif. </text:p>
      <text:p text:style-name="Text_20_body"><draw:frame draw:style-name="fr1" draw:name="Objet9" text:anchor-type="as-char" svg:width="14.226cm" svg:height="0.531cm" draw:z-index="65"><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116cm" svg:height="7.394cm" draw:z-index="66"><draw:object xlink:href="./Object 59" xlink:type="simple" xlink:show="embed" xlink:actuate="onLoad"/><draw:image xlink:href="./ObjectReplacements/Object 59" xlink:type="simple" xlink:show="embed" xlink:actuate="onLoad"/></draw:frame></text:p>
      <text:h text:style-name="Heading_20_4" text:outline-level="4">Dual lagrangien</text:h>
      <text:p text:style-name="P8">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15cm" svg:height="0.483cm" draw:z-index="67"><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71cm" svg:height="0.531cm" draw:z-index="68"><draw:object xlink:href="./Object 61" xlink:type="simple" xlink:show="embed" xlink:actuate="onLoad"/><draw:image xlink:href="./ObjectReplacements/Object 61" xlink:type="simple" xlink:show="embed" xlink:actuate="onLoad"/></draw:frame>, <draw:frame draw:style-name="fr1" draw:name="Objet14" text:anchor-type="as-char" svg:width="3.482cm" svg:height="0.531cm" draw:z-index="69"><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37cm" svg:height="0.531cm" draw:z-index="70"><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7cm" svg:height="0.538cm" draw:z-index="71"><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54cm" draw:z-index="72"><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2.875cm" draw:z-index="73"><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11cm" svg:height="0.531cm" draw:z-index="74"><draw:object xlink:href="./Object 67" xlink:type="simple" xlink:show="embed" xlink:actuate="onLoad"/><draw:image xlink:href="./ObjectReplacements/Object 67" xlink:type="simple" xlink:show="embed" xlink:actuate="onLoad"/></draw:frame>, <text:s/><draw:frame draw:style-name="fr1" draw:name="Objet10" text:anchor-type="as-char" svg:width="1.425cm" svg:height="0.531cm" draw:z-index="75"><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589cm" draw:z-index="76"><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589cm" draw:z-index="81"><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527cm" draw:z-index="82"><draw:object xlink:href="./Object 71" xlink:type="simple" xlink:show="embed" xlink:actuate="onLoad"/><draw:image xlink:href="./ObjectReplacements/Object 71" xlink:type="simple" xlink:show="embed" xlink:actuate="onLoad"/></draw:frame>, <draw:frame draw:style-name="fr1" draw:name="Objet23" text:anchor-type="as-char" svg:width="1.494cm" svg:height="0.591cm" draw:z-index="83"><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591cm" draw:z-index="84"><draw:object xlink:href="./Object 73" xlink:type="simple" xlink:show="embed" xlink:actuate="onLoad"/><draw:image xlink:href="./ObjectReplacements/Object 73" xlink:type="simple" xlink:show="embed" xlink:actuate="onLoad"/></draw:frame> où <draw:frame draw:style-name="fr1" draw:name="Objet25" text:anchor-type="as-char" svg:width="0.566cm" svg:height="0.531cm" draw:z-index="85"><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31cm" svg:height="0.591cm" draw:z-index="86"><draw:object xlink:href="./Object 75" xlink:type="simple" xlink:show="embed" xlink:actuate="onLoad"/><draw:image xlink:href="./ObjectReplacements/Object 75" xlink:type="simple" xlink:show="embed" xlink:actuate="onLoad"/></draw:frame>.</text:p>
      <text:p text:style-name="P8">La propriété du test d'optimalité nous dit que si <draw:frame draw:style-name="fr1" draw:name="Objet27" text:anchor-type="as-char" svg:width="4.741cm" svg:height="0.591cm" draw:z-index="87"><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1cm" svg:height="0.467cm" draw:z-index="88"><draw:object xlink:href="./Object 77" xlink:type="simple" xlink:show="embed" xlink:actuate="onLoad"/><draw:image xlink:href="./ObjectReplacements/Object 77" xlink:type="simple" xlink:show="embed" xlink:actuate="onLoad"/></draw:frame> est optimal pour le problème lagrangien.</text:p>
      <text:p text:style-name="P8">Chaque solution L(x,<draw:frame draw:style-name="fr1" draw:name="Objet29" text:anchor-type="as-char" svg:width="1.159cm" svg:height="0.531cm" draw:z-index="77"><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9cm" svg:height="0.531cm" draw:z-index="78"><draw:object xlink:href="./Object 47" xlink:type="simple" xlink:show="embed" xlink:actuate="onLoad"/><draw:image xlink:href="./ObjectReplacements/Object 47" xlink:type="simple" xlink:show="embed" xlink:actuate="onLoad"/></draw:frame>)=<draw:frame draw:style-name="fr1" draw:name="Objet32" text:anchor-type="as-char" svg:width="0.771cm" svg:height="0.527cm" draw:z-index="79"><draw:object xlink:href="./Object 48" xlink:type="simple" xlink:show="embed" xlink:actuate="onLoad"/><draw:image xlink:href="./ObjectReplacements/Object 48" xlink:type="simple" xlink:show="embed" xlink:actuate="onLoad"/></draw:frame> alors <draw:frame draw:style-name="fr1" draw:name="Objet31" text:anchor-type="as-char" svg:width="2.521cm" svg:height="0.527cm" draw:z-index="80"><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0" text:outline-level="3">Recuit Simulé</text:h>
      <text:h text:style-name="Heading_20_4" text:outline-level="4">Définition</text:h>
      <text:p text:style-name="Text_20_body">L'utilisation d'un recuit simulé nécessite la définition de quatre autres données :</text:p>
      <text:list text:style-name="List_20_2">
        <text:list-item text:start-value="1">
          <text:p text:style-name="P20">Une solution initiale <draw:frame draw:style-name="fr1" draw:name="Object10" text:anchor-type="as-char" svg:width="0.67cm" svg:height="0.563cm" draw:z-index="1"><draw:object xlink:href="./Object 10" xlink:type="simple" xlink:show="embed" xlink:actuate="onLoad"/><draw:image xlink:href="./ObjectReplacements/Object 10" xlink:type="simple" xlink:show="embed" xlink:actuate="onLoad"/></draw:frame>;</text:p>
        </text:list-item>
        <text:list-item>
          <text:p text:style-name="P20">La température <draw:frame draw:style-name="fr1" draw:name="Object11" text:anchor-type="as-char" svg:width="0.462cm" svg:height="0.492cm" draw:z-index="9"><draw:object xlink:href="./Object 11" xlink:type="simple" xlink:show="embed" xlink:actuate="onLoad"/><draw:image xlink:href="./ObjectReplacements/Object 11" xlink:type="simple" xlink:show="embed" xlink:actuate="onLoad"/></draw:frame> variant en fonction du temps.</text:p>
        </text:list-item>
        <text:list-item>
          <text:p text:style-name="P20">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17" text:anchor-type="as-char" svg:width="0.45cm" svg:height="0.492cm" draw:z-index="19"><draw:object xlink:href="./Object 17" xlink:type="simple" xlink:show="embed" xlink:actuate="onLoad"/><draw:image xlink:href="./ObjectReplacements/Object 17"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P7"><draw:frame draw:style-name="fr1" draw:name="Object18" text:anchor-type="as-char" svg:width="2.803cm" svg:height="1.048cm" draw:z-index="20"><draw:object xlink:href="./Object 16" xlink:type="simple" xlink:show="embed" xlink:actuate="onLoad"/><draw:image xlink:href="./ObjectReplacements/Object 16"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21" text:anchor-type="as-char" svg:width="0.584cm" svg:height="0.563cm" draw:z-index="22"><draw:object xlink:href="./Object 21" xlink:type="simple" xlink:show="embed" xlink:actuate="onLoad"/><draw:image xlink:href="./ObjectReplacements/Object 21" xlink:type="simple" xlink:show="embed" xlink:actuate="onLoad"/></draw:frame> et dans le cas ou <draw:frame draw:style-name="fr1" draw:name="Object20" text:anchor-type="as-char" svg:width="1.783cm" svg:height="1.048cm" draw:z-index="30"><draw:object xlink:href="./Object 20" xlink:type="simple" xlink:show="embed" xlink:actuate="onLoad"/><draw:image xlink:href="./ObjectReplacements/Object 20" xlink:type="simple" xlink:show="embed" xlink:actuate="onLoad"/></draw:frame> ou <draw:frame draw:style-name="fr1" draw:name="Object19" text:anchor-type="as-char" svg:width="1.688cm" svg:height="1.048cm" draw:z-index="32"><draw:object xlink:href="./Object 19" xlink:type="simple" xlink:show="embed" xlink:actuate="onLoad"/><draw:image xlink:href="./ObjectReplacements/Object 19" xlink:type="simple" xlink:show="embed" xlink:actuate="onLoad"/></draw:frame>choisir la borne la plus proche. A la fin de la sélection des K titres<text:span text:style-name="T2"> si </text:span><text:span text:style-name="T2"><draw:frame draw:style-name="fr1" draw:name="Object22" text:anchor-type="as-char" svg:width="1.789cm" svg:height="1.164cm" draw:z-index="34"><draw:object xlink:href="./Object 22" xlink:type="simple" xlink:show="embed" xlink:actuate="onLoad"/><draw:image xlink:href="./ObjectReplacements/Object 22" xlink:type="simple" xlink:show="embed" xlink:actuate="onLoad"/></draw:frame></text:span><text:span text:style-name="T2">il</text:span>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 Nous utilisons le problème relâché sous sa forme lagrangienne pour déterminer une solution initiale.</text:p>
      <text:p text:style-name="Text_20_body"><draw:frame draw:style-name="fr1" draw:name="Object12" text:anchor-type="as-char" svg:width="8.708cm" svg:height="1.169cm" draw:z-index="11"><draw:object xlink:href="./Object 12" xlink:type="simple" xlink:show="embed" xlink:actuate="onLoad"/><draw:image xlink:href="./ObjectReplacements/Object 12" xlink:type="simple" xlink:show="embed" xlink:actuate="onLoad"/></draw:frame></text:p>
      <text:p text:style-name="Text_20_body">La pénalité s'applique ici lorsque la proportion <draw:frame draw:style-name="fr1" draw:name="Object15" text:anchor-type="as-char" svg:width="0.584cm" svg:height="0.563cm" draw:z-index="12"><draw:object xlink:href="./Object 15" xlink:type="simple" xlink:show="embed" xlink:actuate="onLoad"/><draw:image xlink:href="./ObjectReplacements/Object 15" xlink:type="simple" xlink:show="embed" xlink:actuate="onLoad"/></draw:frame> du titre i dépasse les bornes fixés par <draw:frame draw:style-name="fr1" draw:name="Object13" text:anchor-type="as-char" svg:width="0.48cm" svg:height="0.563cm" draw:z-index="13"><draw:object xlink:href="./Object 13" xlink:type="simple" xlink:show="embed" xlink:actuate="onLoad"/><draw:image xlink:href="./ObjectReplacements/Object 13" xlink:type="simple" xlink:show="embed" xlink:actuate="onLoad"/></draw:frame> et <draw:frame draw:style-name="fr1" draw:name="Object14" text:anchor-type="as-char" svg:width="0.519cm" svg:height="0.563cm" draw:z-index="14"><draw:object xlink:href="./Object 14" xlink:type="simple" xlink:show="embed" xlink:actuate="onLoad"/><draw:image xlink:href="./ObjectReplacements/Object 14" xlink:type="simple" xlink:show="embed" xlink:actuate="onLoad"/></draw:frame>.</text:p>
      <text:p text:style-name="Text_20_body">L'inconvénient de cette méthode est que nous obtiendrons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p text:style-name="Text_20_body"/>
      <text:p text:style-name="Text_20_body"/>
      <text:h text:style-name="P10"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8">Le shaking: Il consiste a tirer de façon aléatoire un voisin de la solution courante (X'), qui se trouve dans la structure de voisinage courante.</text:p>
        </text:list-item>
        <text:list-item>
          <text:p text:style-name="P38">Heuristique de recherche locale: Elle détermine si l'optimum local(X'') au voisin de la solution courante est meilleur que celle-ci(X).</text:p>
          <text:list>
            <text:list-item>
              <text:p text:style-name="P38">Si X'' est meilleur que X alors X=X'' et u=1</text:p>
            </text:list-item>
            <text:list-item>
              <text:p text:style-name="P38">Sinon u=u+1</text:p>
            </text:list-item>
          </text:list>
        </text:list-item>
      </text:list>
      <text:p text:style-name="P3">u correspond à la taille du voisinage (voisinage u-opt)</text:p>
      <text:p text:style-name="P3">La condition d'arrêt est une taille de voisinage à atteindre (u &lt;= u-max)</text:p>
      <text:h text:style-name="P6" text:outline-level="4">Solution Initiale</text:h>
      <text:p text:style-name="P3">La solution initiale <draw:frame draw:style-name="fr1" draw:name="Objet1" text:anchor-type="as-char" svg:width="0.67cm" svg:height="0.563cm" draw:z-index="21"><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6"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3">Il est prévu que l'utilisateur puisse définir la condition d'arrêt, c'est à dire le nombre d'itération d'augmentation de voisinage. Par défaut, il est raisonnable de considérer que la condition d'arrêt est un nombre d'itération de K/2.</text:p>
      <text:h text:style-name="P6" text:outline-level="4">Algorithme VNS</text:h>
      <text:p text:style-name="CodeTitle">General Variable Neighbourghood Search (GVNS)</text:p>
      <text:p text:style-name="P11">Generate an initial solution <draw:frame draw:style-name="fr1" draw:name="Object53" text:anchor-type="as-char" svg:width="0.483cm" svg:height="0.49cm" draw:z-index="23"><draw:object xlink:href="./Object 88" xlink:type="simple" xlink:show="embed" xlink:actuate="onLoad"/><draw:image xlink:href="./ObjectReplacements/Object 88" xlink:type="simple" xlink:show="embed" xlink:actuate="onLoad"/></draw:frame>, and evaluate <draw:frame draw:style-name="fr1" draw:name="Object54" text:anchor-type="as-char" svg:width="1.072cm" svg:height="0.503cm" draw:z-index="24"><draw:object xlink:href="./Object 89" xlink:type="simple" xlink:show="embed" xlink:actuate="onLoad"/><draw:image xlink:href="./ObjectReplacements/Object 89" xlink:type="simple" xlink:show="embed" xlink:actuate="onLoad"/></draw:frame></text:p>
      <text:p text:style-name="P11">While (no termination condition) do</text:p>
      <text:p text:style-name="P11"><text:tab/><draw:frame draw:style-name="fr1" draw:name="Object52" text:anchor-type="as-char" svg:width="1.095cm" svg:height="0.49cm" draw:z-index="25"><draw:object xlink:href="./Object 87" xlink:type="simple" xlink:show="embed" xlink:actuate="onLoad"/><draw:image xlink:href="./ObjectReplacements/Object 87" xlink:type="simple" xlink:show="embed" xlink:actuate="onLoad"/></draw:frame></text:p>
      <text:p text:style-name="P11"><text:tab/>While (<draw:frame draw:style-name="fr1" draw:name="Object45" text:anchor-type="as-char" svg:width="1.64cm" svg:height="0.561cm" draw:z-index="26"><draw:object xlink:href="./Object 80" xlink:type="simple" xlink:show="embed" xlink:actuate="onLoad"/><draw:image xlink:href="./ObjectReplacements/Object 80" xlink:type="simple" xlink:show="embed" xlink:actuate="onLoad"/></draw:frame>) do</text:p>
      <text:p text:style-name="P11"><text:tab/><text:tab/>Choose, at random, a solution <draw:frame draw:style-name="fr1" draw:name="Object51" text:anchor-type="as-char" svg:width="2.141cm" svg:height="0.561cm" draw:z-index="27"><draw:object xlink:href="./Object 86" xlink:type="simple" xlink:show="embed" xlink:actuate="onLoad"/><draw:image xlink:href="./ObjectReplacements/Object 86" xlink:type="simple" xlink:show="embed" xlink:actuate="onLoad"/></draw:frame></text:p>
      <text:p text:style-name="P11"><text:tab/><text:tab/><draw:frame draw:style-name="fr1" draw:name="Object49" text:anchor-type="as-char" svg:width="0.826cm" svg:height="0.49cm" draw:z-index="28"><draw:object xlink:href="./Object 84" xlink:type="simple" xlink:show="embed" xlink:actuate="onLoad"/><draw:image xlink:href="./ObjectReplacements/Object 84" xlink:type="simple" xlink:show="embed" xlink:actuate="onLoad"/></draw:frame> is the result of applying VND to <draw:frame draw:style-name="fr1" draw:name="Object50" text:anchor-type="as-char" svg:width="0.667cm" svg:height="0.49cm" draw:z-index="29"><draw:object xlink:href="./Object 85" xlink:type="simple" xlink:show="embed" xlink:actuate="onLoad"/><draw:image xlink:href="./ObjectReplacements/Object 85" xlink:type="simple" xlink:show="embed" xlink:actuate="onLoad"/></draw:frame></text:p>
      <text:p text:style-name="P11"><text:tab/><text:tab/>If <draw:frame draw:style-name="fr1" draw:name="Object44" text:anchor-type="as-char" svg:width="2.605cm" svg:height="0.503cm" draw:z-index="35"><draw:object xlink:href="./Object 79" xlink:type="simple" xlink:show="embed" xlink:actuate="onLoad"/><draw:image xlink:href="./ObjectReplacements/Object 79" xlink:type="simple" xlink:show="embed" xlink:actuate="onLoad"/></draw:frame> then</text:p>
      <text:p text:style-name="P11"><text:tab/><text:tab/><text:tab/><draw:frame draw:style-name="fr1" draw:name="Object47" text:anchor-type="as-char" svg:width="1.485cm" svg:height="0.49cm" draw:z-index="36"><draw:object xlink:href="./Object 82" xlink:type="simple" xlink:show="embed" xlink:actuate="onLoad"/><draw:image xlink:href="./ObjectReplacements/Object 82" xlink:type="simple" xlink:show="embed" xlink:actuate="onLoad"/></draw:frame> and <draw:frame draw:style-name="fr1" draw:name="Object48" text:anchor-type="as-char" svg:width="1.095cm" svg:height="0.49cm" draw:z-index="40"><draw:object xlink:href="./Object 83" xlink:type="simple" xlink:show="embed" xlink:actuate="onLoad"/><draw:image xlink:href="./ObjectReplacements/Object 83" xlink:type="simple" xlink:show="embed" xlink:actuate="onLoad"/></draw:frame></text:p>
      <text:p text:style-name="P11"><text:tab/><text:tab/>else</text:p>
      <text:p text:style-name="P11"><text:tab/><text:tab/><text:tab/><draw:frame draw:style-name="fr1" draw:name="Object46" text:anchor-type="as-char" svg:width="1.72cm" svg:height="0.49cm" draw:z-index="2"><draw:object xlink:href="./Object 81" xlink:type="simple" xlink:show="embed" xlink:actuate="onLoad"/><draw:image xlink:href="./ObjectReplacements/Object 81" xlink:type="simple" xlink:show="embed" xlink:actuate="onLoad"/></draw:frame></text:p>
      <text:p text:style-name="P11"><text:tab/><text:tab/>end if</text:p>
      <text:p text:style-name="P11"><text:tab/>end while</text:p>
      <text:p text:style-name="P11">end while</text:p>
      <text:p text:style-name="P11">Return best found solution</text:p>
      <text:p text:style-name="P3"/>
      <text:p text:style-name="CodeTitle">Variable Neighbourghood Descent Algorithm (VND)</text:p>
      <text:p text:style-name="P11"><draw:frame draw:style-name="fr1" draw:name="Object59" text:anchor-type="as-char" svg:width="0.483cm" svg:height="0.49cm" draw:z-index="90"><draw:object xlink:href="./Object 94" xlink:type="simple" xlink:show="embed" xlink:actuate="onLoad"/><draw:image xlink:href="./ObjectReplacements/Object 94" xlink:type="simple" xlink:show="embed" xlink:actuate="onLoad"/></draw:frame> is the initial solution for VND</text:p>
      <text:p text:style-name="P11">While (no final condition) do</text:p>
      <text:p text:style-name="P11"><text:tab/><draw:frame draw:style-name="fr1" draw:name="Object55" text:anchor-type="as-char" svg:width="1.095cm" svg:height="0.49cm" draw:z-index="60"><draw:object xlink:href="./Object 90" xlink:type="simple" xlink:show="embed" xlink:actuate="onLoad"/><draw:image xlink:href="./ObjectReplacements/Object 90" xlink:type="simple" xlink:show="embed" xlink:actuate="onLoad"/></draw:frame></text:p>
      <text:p text:style-name="P11"><text:tab/>While(<draw:frame draw:style-name="fr1" draw:name="Object58" text:anchor-type="as-char" svg:width="1.64cm" svg:height="0.561cm" draw:z-index="92"><draw:object xlink:href="./Object 93" xlink:type="simple" xlink:show="embed" xlink:actuate="onLoad"/><draw:image xlink:href="./ObjectReplacements/Object 93" xlink:type="simple" xlink:show="embed" xlink:actuate="onLoad"/></draw:frame>) do</text:p>
      <text:p text:style-name="P11"><text:tab/><text:tab/><draw:frame draw:style-name="fr1" draw:name="Object57" text:anchor-type="as-char" svg:width="0.667cm" svg:height="0.49cm" draw:z-index="91"><draw:object xlink:href="./Object 92" xlink:type="simple" xlink:show="embed" xlink:actuate="onLoad"/><draw:image xlink:href="./ObjectReplacements/Object 92" xlink:type="simple" xlink:show="embed" xlink:actuate="onLoad"/></draw:frame> is the best solution <draw:frame draw:style-name="fr1" draw:name="Object56" text:anchor-type="as-char" svg:width="2.141cm" svg:height="0.561cm" draw:z-index="89"><draw:object xlink:href="./Object 91" xlink:type="simple" xlink:show="embed" xlink:actuate="onLoad"/><draw:image xlink:href="./ObjectReplacements/Object 91" xlink:type="simple" xlink:show="embed" xlink:actuate="onLoad"/></draw:frame></text:p>
      <text:p text:style-name="P11"><text:tab/><text:tab/>If <draw:frame draw:style-name="fr1" draw:name="Object60" text:anchor-type="as-char" svg:width="2.448cm" svg:height="0.503cm" draw:z-index="93"><draw:object xlink:href="./Object 95" xlink:type="simple" xlink:show="embed" xlink:actuate="onLoad"/><draw:image xlink:href="./ObjectReplacements/Object 95" xlink:type="simple" xlink:show="embed" xlink:actuate="onLoad"/></draw:frame> then</text:p>
      <text:p text:style-name="P11"><text:tab/><text:tab/><text:tab/><draw:frame draw:style-name="fr1" draw:name="Object61" text:anchor-type="as-char" svg:width="1.328cm" svg:height="0.49cm" draw:z-index="94"><draw:object xlink:href="./Object 96" xlink:type="simple" xlink:show="embed" xlink:actuate="onLoad"/><draw:image xlink:href="./ObjectReplacements/Object 96" xlink:type="simple" xlink:show="embed" xlink:actuate="onLoad"/></draw:frame> and <draw:frame draw:style-name="fr1" draw:name="Object62" text:anchor-type="as-char" svg:width="1.095cm" svg:height="0.49cm" draw:z-index="95"><draw:object xlink:href="./Object 97" xlink:type="simple" xlink:show="embed" xlink:actuate="onLoad"/><draw:image xlink:href="./ObjectReplacements/Object 97" xlink:type="simple" xlink:show="embed" xlink:actuate="onLoad"/></draw:frame></text:p>
      <text:p text:style-name="P11"><text:tab/><text:tab/>else</text:p>
      <text:p text:style-name="P11"><text:tab/><text:tab/><text:tab/><draw:frame draw:style-name="fr1" draw:name="Object63" text:anchor-type="as-char" svg:width="1.72cm" svg:height="0.49cm" draw:z-index="96"><draw:object xlink:href="./Object 98" xlink:type="simple" xlink:show="embed" xlink:actuate="onLoad"/><draw:image xlink:href="./ObjectReplacements/Object 98" xlink:type="simple" xlink:show="embed" xlink:actuate="onLoad"/></draw:frame></text:p>
      <text:p text:style-name="P11"><text:tab/><text:tab/>end if</text:p>
      <text:p text:style-name="P11"><text:tab/>end while</text:p>
      <text:p text:style-name="P11">end while</text:p>
      <text:p text:style-name="P11">Return best found solution</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draw:frame draw:style-name="fr1" draw:name="Object66" text:anchor-type="as-char" svg:width="0.46cm" svg:height="0.49cm" draw:z-index="98"><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42"><draw:frame draw:style-name="fr1" draw:name="Object65" text:anchor-type="as-char" svg:width="2.618cm" svg:height="0.561cm" draw:z-index="99"><draw:object xlink:href="./Object 100" xlink:type="simple" xlink:show="embed" xlink:actuate="onLoad"/><draw:image xlink:href="./ObjectReplacements/Object 100" xlink:type="simple" xlink:show="embed" xlink:actuate="onLoad"/></draw:frame> : vecteur de rendement des actions ;</text:p>
        </text:list-item>
        <text:list-item>
          <text:p text:style-name="P42"><draw:frame draw:style-name="fr1" draw:name="Object67" text:anchor-type="as-char" svg:width="0.46cm" svg:height="0.49cm" draw:z-index="100"><draw:object xlink:href="./Object 102" xlink:type="simple" xlink:show="embed" xlink:actuate="onLoad"/><draw:image xlink:href="./ObjectReplacements/Object 102" xlink:type="simple" xlink:show="embed" xlink:actuate="onLoad"/></draw:frame> : confidence de notre VaR, soit la probabilité que la VaR annoncée ne soit pas dépassée pour un titre donné ;</text:p>
        </text:list-item>
        <text:list-item>
          <text:p text:style-name="P42"><draw:frame draw:style-name="fr1" draw:name="Object68" text:anchor-type="as-char" svg:width="0.577cm" svg:height="0.49cm" draw:z-index="101"><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draw:frame draw:style-name="fr1" draw:name="Object64" text:anchor-type="as-char" svg:width="7.576cm" svg:height="6.431cm" draw:z-index="97"><draw:object xlink:href="./Object 99" xlink:type="simple" xlink:show="embed" xlink:actuate="onLoad"/><draw:image xlink:href="./ObjectReplacements/Object 99" xlink:type="simple" xlink:show="embed" xlink:actuate="onLoad"/></draw:frame></text:p>
      <text:p text:style-name="Text_20_body"/>
      <text:h text:style-name="Heading_20_2" text:outline-level="2">Commentaires</text:h>
      <text:p text:style-name="P2"/>
      <text:h text:style-name="Heading_20_2" text:outline-level="2">Méthodes de résolution</text:h>
      <text:h text:style-name="P18" text:outline-level="3">Relaxation lagrangienne</text:h>
      <text:h text:style-name="P19" text:outline-level="4">Relaxation lagrangienne</text:h>
      <text:p text:style-name="P8">Dans le cas stochastique, nous pouvons aussi utiliser la relaxation lagrangienne afin de minimiser la VaR <text:s/>et de trouver une borne inférieur à la solution du problème.</text:p>
      <text:p text:style-name="P46">Nous décidons d'intégrer à la fonction objectif, la contrainte (3b) qui nous oblige à determiner nos titres de maniere à ce que le rendement du portefeuille à l'itération k soit supérieur au rendement attendu <draw:frame draw:style-name="fr2" draw:name="Objet5" text:anchor-type="as-char" svg:width="0.471cm" svg:height="0.467cm" draw:z-index="103"><draw:object xlink:href="./Object 104" xlink:type="simple" xlink:show="embed" xlink:actuate="onLoad"/><draw:image xlink:href="./ObjectReplacements/Object 104" xlink:type="simple" xlink:show="embed" xlink:actuate="onLoad"/></draw:frame>, si le <draw:frame draw:style-name="fr2" draw:name="Objet33" text:anchor-type="as-char" svg:width="1.132cm" svg:height="0.529cm" draw:z-index="104"><draw:object xlink:href="./Object 105" xlink:type="simple" xlink:show="embed" xlink:actuate="onLoad"/><draw:image xlink:href="./ObjectReplacements/Object 105" xlink:type="simple" xlink:show="embed" xlink:actuate="onLoad"/></draw:frame>.</text:p>
      <text:p text:style-name="P46"/>
      <text:p text:style-name="P46">On ajoute donc à la fonction objectif la contrainte (3b):</text:p>
      <text:p text:style-name="P46"><draw:frame draw:style-name="fr2" draw:name="Objet39" text:anchor-type="as-char" svg:width="8.437cm" svg:height="0.589cm" draw:z-index="106"><draw:object xlink:href="./Object 107" xlink:type="simple" xlink:show="embed" xlink:actuate="onLoad"/><draw:image xlink:href="./ObjectReplacements/Object 107" xlink:type="simple" xlink:show="embed" xlink:actuate="onLoad"/></draw:frame></text:p>
      <text:p text:style-name="P46">On applique la pénalité <draw:frame draw:style-name="fr1" draw:name="Objet40" text:anchor-type="as-char" svg:width="0.443cm" svg:height="0.467cm" draw:z-index="107"><draw:object xlink:href="./Object 108" xlink:type="simple" xlink:show="embed" xlink:actuate="onLoad"/><draw:image xlink:href="./ObjectReplacements/Object 108" xlink:type="simple" xlink:show="embed" xlink:actuate="onLoad"/></draw:frame> à la contrainte, avec <draw:frame draw:style-name="fr1" draw:name="Objet41" text:anchor-type="as-char" svg:width="1.012cm" svg:height="0.467cm" draw:z-index="108"><draw:object xlink:href="./Object 109" xlink:type="simple" xlink:show="embed" xlink:actuate="onLoad"/><draw:image xlink:href="./ObjectReplacements/Object 109" xlink:type="simple" xlink:show="embed" xlink:actuate="onLoad"/></draw:frame>, et on remplace la fonction objectif par :</text:p>
      <text:p text:style-name="P46"><draw:frame draw:style-name="fr2" draw:name="Objet42" text:anchor-type="as-char" svg:width="14.859cm" svg:height="0.589cm" draw:z-index="109"><draw:object xlink:href="./Object 110" xlink:type="simple" xlink:show="embed" xlink:actuate="onLoad"/><draw:image xlink:href="./ObjectReplacements/Object 110" xlink:type="simple" xlink:show="embed" xlink:actuate="onLoad"/></draw:frame></text:p>
      <text:p text:style-name="P46"/>
      <text:p text:style-name="P8">En ajoutant la contrainte négative (3b), on trouve une borne inférieure à la fonction objectif. </text:p>
      <text:p text:style-name="Text_20_body"><draw:frame draw:style-name="fr1" draw:name="Objet43" text:anchor-type="as-char" svg:width="9.738cm" svg:height="0.591cm" draw:z-index="110"><draw:object xlink:href="./Object 111" xlink:type="simple" xlink:show="embed" xlink:actuate="onLoad"/><draw:image xlink:href="./ObjectReplacements/Object 111" xlink:type="simple" xlink:show="embed" xlink:actuate="onLoad"/></draw:frame></text:p>
      <text:p text:style-name="Text_20_body"/>
      <text:p text:style-name="P46">On obtient donc le programme relaxé suivant :</text:p>
      <text:p text:style-name="P46"><draw:frame draw:style-name="fr1" draw:name="Objet38" text:anchor-type="as-char" svg:width="6.847cm" svg:height="5.736cm" draw:z-index="105"><draw:object xlink:href="./Object 106" xlink:type="simple" xlink:show="embed" xlink:actuate="onLoad"/><draw:image xlink:href="./ObjectReplacements/Object 106" xlink:type="simple" xlink:show="embed" xlink:actuate="onLoad"/></draw:frame></text:p>
      <text:p text:style-name="P46"/>
      <text:h text:style-name="Heading_20_4" text:outline-level="4">Dual lagrangien</text:h>
      <text:p text:style-name="P8">Il nous faut maintenant trouver la meilleure des bornes inférieurs en maximisant notre solution trouvée. On utilise pour cela le dual lagrangien.</text:p>
      <text:p text:style-name="Text_20_body">On résout le problème tel que <draw:frame draw:style-name="fr1" draw:name="Objet48" text:anchor-type="as-char" svg:width="3.115cm" svg:height="0.483cm" draw:z-index="115"><draw:object xlink:href="./Object 116" xlink:type="simple" xlink:show="embed" xlink:actuate="onLoad"/><draw:image xlink:href="./ObjectReplacements/Object 116" xlink:type="simple" xlink:show="embed" xlink:actuate="onLoad"/></draw:frame>. </text:p>
      <text:p text:style-name="Text_20_body">Et pour tout <draw:frame draw:style-name="fr1" draw:name="Objet49" text:anchor-type="as-char" svg:width="0.443cm" svg:height="0.467cm" draw:z-index="116"><draw:object xlink:href="./Object 117" xlink:type="simple" xlink:show="embed" xlink:actuate="onLoad"/><draw:image xlink:href="./ObjectReplacements/Object 117" xlink:type="simple" xlink:show="embed" xlink:actuate="onLoad"/></draw:frame>, <draw:frame draw:style-name="fr1" draw:name="Objet50" text:anchor-type="as-char" svg:width="2.875cm" svg:height="0.483cm" draw:z-index="117"><draw:object xlink:href="./Object 118" xlink:type="simple" xlink:show="embed" xlink:actuate="onLoad"/><draw:image xlink:href="./ObjectReplacements/Object 118" xlink:type="simple" xlink:show="embed" xlink:actuate="onLoad"/></draw:frame>.</text:p>
      <text:p text:style-name="Text_20_body">Le problème dual est de la forme : <draw:frame draw:style-name="fr1" draw:name="Objet51" text:anchor-type="as-char" svg:width="4.763cm" svg:height="0.483cm" draw:z-index="118"><draw:object xlink:href="./Object 119" xlink:type="simple" xlink:show="embed" xlink:actuate="onLoad"/><draw:image xlink:href="./ObjectReplacements/Object 119" xlink:type="simple" xlink:show="embed" xlink:actuate="onLoad"/></draw:frame></text:p>
      <text:p text:style-name="Text_20_body">Pour résoudre ce problème, on choisit quelques points de <draw:frame draw:style-name="fr2" draw:name="Objet56" text:anchor-type="as-char" svg:width="0.471cm" svg:height="0.467cm" draw:z-index="132"><draw:object xlink:href="./Object 124" xlink:type="simple" xlink:show="embed" xlink:actuate="onLoad"/><draw:image xlink:href="./ObjectReplacements/Object 124" xlink:type="simple" xlink:show="embed" xlink:actuate="onLoad"/></draw:frame>, <draw:frame draw:style-name="fr1" draw:name="Objet52" text:anchor-type="as-char" svg:width="2cm" svg:height="0.54cm" draw:z-index="119"><draw:object xlink:href="./Object 120" xlink:type="simple" xlink:show="embed" xlink:actuate="onLoad"/><draw:image xlink:href="./ObjectReplacements/Object 120" xlink:type="simple" xlink:show="embed" xlink:actuate="onLoad"/></draw:frame>.</text:p>
      <text:p text:style-name="Text_20_body">Le dual s'écrit alors de la forme :</text:p>
      <text:p text:style-name="Text_20_body"><draw:frame draw:style-name="fr1" draw:name="Objet53" text:anchor-type="as-char" svg:width="10.102cm" svg:height="0.54cm" draw:z-index="120"><draw:object xlink:href="./Object 121" xlink:type="simple" xlink:show="embed" xlink:actuate="onLoad"/><draw:image xlink:href="./ObjectReplacements/Object 121" xlink:type="simple" xlink:show="embed" xlink:actuate="onLoad"/></draw:frame></text:p>
      <text:p text:style-name="Text_20_body">Il nous suffit ensuite de résoudre le programme linéaire suivant :</text:p>
      <text:p text:style-name="Text_20_body"><draw:frame draw:style-name="fr1" draw:name="Objet54" text:anchor-type="as-char" svg:width="3.794cm" svg:height="2.875cm" draw:z-index="121"><draw:object xlink:href="./Object 122" xlink:type="simple" xlink:show="embed" xlink:actuate="onLoad"/><draw:image xlink:href="./ObjectReplacements/Object 122" xlink:type="simple" xlink:show="embed" xlink:actuate="onLoad"/></draw:frame></text:p>
      <text:p text:style-name="Text_20_body">Le maximum du programme linéaire est atteint pour <draw:frame draw:style-name="fr1" draw:name="Objet55" text:anchor-type="as-char" svg:width="1.154cm" svg:height="0.531cm" draw:z-index="122"><draw:object xlink:href="./Object 123" xlink:type="simple" xlink:show="embed" xlink:actuate="onLoad"/><draw:image xlink:href="./ObjectReplacements/Object 123" xlink:type="simple" xlink:show="embed" xlink:actuate="onLoad"/></draw:frame> et à une valeur de <draw:frame draw:style-name="fr1" draw:name="Objet57" text:anchor-type="as-char" svg:width="0.661cm" svg:height="0.589cm" draw:z-index="123"><draw:object xlink:href="./Object 125" xlink:type="simple" xlink:show="embed" xlink:actuate="onLoad"/><draw:image xlink:href="./ObjectReplacements/Object 125" xlink:type="simple" xlink:show="embed" xlink:actuate="onLoad"/></draw:frame>, sachant que <draw:frame draw:style-name="fr1" draw:name="Objet58" text:anchor-type="as-char" svg:width="0.661cm" svg:height="0.589cm" draw:z-index="124"><draw:object xlink:href="./Object 126" xlink:type="simple" xlink:show="embed" xlink:actuate="onLoad"/><draw:image xlink:href="./ObjectReplacements/Object 126" xlink:type="simple" xlink:show="embed" xlink:actuate="onLoad"/></draw:frame> est une borne supérieure de <draw:frame draw:style-name="fr1" draw:name="Objet59" text:anchor-type="as-char" svg:width="0.661cm" svg:height="0.527cm" draw:z-index="125"><draw:object xlink:href="./Object 127" xlink:type="simple" xlink:show="embed" xlink:actuate="onLoad"/><draw:image xlink:href="./ObjectReplacements/Object 127" xlink:type="simple" xlink:show="embed" xlink:actuate="onLoad"/></draw:frame>, <draw:frame draw:style-name="fr1" draw:name="Objet60" text:anchor-type="as-char" svg:width="1.494cm" svg:height="0.591cm" draw:z-index="126"><draw:object xlink:href="./Object 128" xlink:type="simple" xlink:show="embed" xlink:actuate="onLoad"/><draw:image xlink:href="./ObjectReplacements/Object 128" xlink:type="simple" xlink:show="embed" xlink:actuate="onLoad"/></draw:frame>.</text:p>
      <text:p text:style-name="Text_20_body">On calcul <draw:frame draw:style-name="fr1" draw:name="Objet61" text:anchor-type="as-char" svg:width="0.661cm" svg:height="0.591cm" draw:z-index="127"><draw:object xlink:href="./Object 129" xlink:type="simple" xlink:show="embed" xlink:actuate="onLoad"/><draw:image xlink:href="./ObjectReplacements/Object 129" xlink:type="simple" xlink:show="embed" xlink:actuate="onLoad"/></draw:frame> où <draw:frame draw:style-name="fr1" draw:name="Objet62" text:anchor-type="as-char" svg:width="0.596cm" svg:height="0.531cm" draw:z-index="128"><draw:object xlink:href="./Object 130" xlink:type="simple" xlink:show="embed" xlink:actuate="onLoad"/><draw:image xlink:href="./ObjectReplacements/Object 130" xlink:type="simple" xlink:show="embed" xlink:actuate="onLoad"/></draw:frame> est un point qui atteint ce minimum.</text:p>
      <text:p text:style-name="Text_20_body">On alors <draw:frame draw:style-name="fr1" draw:name="Objet63" text:anchor-type="as-char" svg:width="2.879cm" svg:height="0.591cm" draw:z-index="129"><draw:object xlink:href="./Object 131" xlink:type="simple" xlink:show="embed" xlink:actuate="onLoad"/><draw:image xlink:href="./ObjectReplacements/Object 131" xlink:type="simple" xlink:show="embed" xlink:actuate="onLoad"/></draw:frame>.</text:p>
      <text:p text:style-name="P8">La propriété du test d'optimalité nous dit que si <draw:frame draw:style-name="fr1" draw:name="Objet64" text:anchor-type="as-char" svg:width="3.935cm" svg:height="0.591cm" draw:z-index="130"><draw:object xlink:href="./Object 132" xlink:type="simple" xlink:show="embed" xlink:actuate="onLoad"/><draw:image xlink:href="./ObjectReplacements/Object 132" xlink:type="simple" xlink:show="embed" xlink:actuate="onLoad"/></draw:frame> alors <draw:frame draw:style-name="fr2" draw:name="Objet66" text:anchor-type="as-char" svg:width="0.471cm" svg:height="0.467cm" draw:z-index="133"><draw:object xlink:href="./Object 134" xlink:type="simple" xlink:show="embed" xlink:actuate="onLoad"/><draw:image xlink:href="./ObjectReplacements/Object 134" xlink:type="simple" xlink:show="embed" xlink:actuate="onLoad"/></draw:frame> est solution optimale du problème primal et <draw:frame draw:style-name="fr1" draw:name="Objet65" text:anchor-type="as-char" svg:width="0.441cm" svg:height="0.467cm" draw:z-index="131"><draw:object xlink:href="./Object 133" xlink:type="simple" xlink:show="embed" xlink:actuate="onLoad"/><draw:image xlink:href="./ObjectReplacements/Object 133" xlink:type="simple" xlink:show="embed" xlink:actuate="onLoad"/></draw:frame> est optimal pour le problème lagrangien.</text:p>
      <text:p text:style-name="P46">Chaque solution L(<draw:frame draw:style-name="fr2" draw:name="Objet67" text:anchor-type="as-char" svg:width="0.471cm" svg:height="0.467cm" draw:z-index="134"><draw:object xlink:href="./Object 135" xlink:type="simple" xlink:show="embed" xlink:actuate="onLoad"/><draw:image xlink:href="./ObjectReplacements/Object 135" xlink:type="simple" xlink:show="embed" xlink:actuate="onLoad"/></draw:frame>,<draw:frame draw:style-name="fr1" draw:name="Objet44" text:anchor-type="as-char" svg:width="0.443cm" svg:height="0.467cm" draw:z-index="111"><draw:object xlink:href="./Object 112" xlink:type="simple" xlink:show="embed" xlink:actuate="onLoad"/><draw:image xlink:href="./ObjectReplacements/Object 112" xlink:type="simple" xlink:show="embed" xlink:actuate="onLoad"/></draw:frame>) est une borne inférieur de la solution de la fonction objectif et L* est la meilleure. Si L(<draw:frame draw:style-name="fr2" draw:name="Objet68" text:anchor-type="as-char" svg:width="0.471cm" svg:height="0.467cm" draw:z-index="135"><draw:object xlink:href="./Object 136" xlink:type="simple" xlink:show="embed" xlink:actuate="onLoad"/><draw:image xlink:href="./ObjectReplacements/Object 136" xlink:type="simple" xlink:show="embed" xlink:actuate="onLoad"/></draw:frame>,<draw:frame draw:style-name="fr1" draw:name="Objet45" text:anchor-type="as-char" svg:width="0.443cm" svg:height="0.467cm" draw:z-index="112"><draw:object xlink:href="./Object 113" xlink:type="simple" xlink:show="embed" xlink:actuate="onLoad"/><draw:image xlink:href="./ObjectReplacements/Object 113" xlink:type="simple" xlink:show="embed" xlink:actuate="onLoad"/></draw:frame>)=<draw:frame draw:style-name="fr1" draw:name="Objet46" text:anchor-type="as-char" svg:width="0.817cm" svg:height="0.527cm" draw:z-index="113"><draw:object xlink:href="./Object 114" xlink:type="simple" xlink:show="embed" xlink:actuate="onLoad"/><draw:image xlink:href="./ObjectReplacements/Object 114" xlink:type="simple" xlink:show="embed" xlink:actuate="onLoad"/></draw:frame> alors <draw:frame draw:style-name="fr1" draw:name="Objet47" text:anchor-type="as-char" svg:width="2.566cm" svg:height="0.527cm" draw:z-index="114"><draw:object xlink:href="./Object 115" xlink:type="simple" xlink:show="embed" xlink:actuate="onLoad"/><draw:image xlink:href="./ObjectReplacements/Object 115" xlink:type="simple" xlink:show="embed" xlink:actuate="onLoad"/></draw:frame>. Si cela n'est pas vérifier, on utilisera L* pour résoudre les problèmes combinatoires au sein d'heuris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2</text:page-number>/<text:page-count>14</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0</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ocument technique</dc:title>
    <dc:subject>Optimisation de la gestion de portefeuille</dc:subject>
    <meta:initial-creator>Mathieu Fortin</meta:initial-creator>
    <meta:creation-date>2007-11-07T09:26:48</meta:creation-date>
    <dc:date>2007-11-09T14:49:27</dc:date>
    <meta:keyword>optimisation</meta:keyword>
    <meta:keyword>programme quadratique</meta:keyword>
    <meta:keyword>linéarisation</meta:keyword>
    <meta:keyword>lagrange</meta:keyword>
    <meta:keyword>stochastique</meta:keyword>
    <dc:language>fr-FR</dc:language>
    <meta:editing-cycles>94</meta:editing-cycles>
    <meta:editing-duration>PT21H8M26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36" meta:page-count="14" meta:paragraph-count="204" meta:word-count="1841" meta:character-count="11871"/>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05/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06/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0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0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0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1/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1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1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1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15/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16/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17/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18/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19/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2/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20/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21/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22/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23/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24/content.xml><?xml version="1.0" encoding="utf-8"?>
<!DOCTYPE math  PUBLIC '-//OpenOffice.org//DTD Modified W3C MathML 1.01//EN'  'math.dtd'>
<math:math xmlns:math="http://www.w3.org/1998/Math/MathML"/>
</file>

<file path=Object 125/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2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27/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28/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2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3/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30/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31/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32/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3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34/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3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3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4/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6/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21/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2/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lt;&gt; 1</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row>
      <math:mi>C</math:mi>
      <math:mo math:stretchy="false">=</math:mo>
      <math:mrow>
        <math:mo math:stretchy="false">(</math:mo>
        <math:msub>
          <math:mi>c</math:mi>
          <math:mi math:fontstyle="italic">ij</math:mi>
        </math:msub>
        <math:mo math:stretchy="false">)</math:mo>
      </math:mrow>
    </math:mrow>
    <math:annotation math:encoding="StarMath 5.0">C = (c_ij)</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1/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82/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4/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1/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2/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5/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6/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9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o math:stretchy="false">−</math:mo>
          <math:mo math:stretchy="false">γ</math:mo>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 %gamma
newline

"s.c." left [ matrix {

%gamma^"-" &lt;= %gamma &lt;= %gamma^"+" # (3a)
##
z_k + %gamma - (%xi^k)^T x&lt;=1, k = 1:M # (3b)
##
sum from {i=1} to {M} z_i &gt;= M (1-%alpha) # (3c)
##
%mu^T x = %rho # (3d)
##
sum from {i=1} to {n} x_i = 1, x_i &gt;= 0, 1&lt;=i&lt;=n # (3e)
##
z_i in \{0, 1\}, 1&lt;=i&lt;=n # (3f)
} right none



</math:annotation>
  </math:semantics>
</math:math>
</file>